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>
      <style:text-properties officeooo:paragraph-rsid="0019488b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officeooo:paragraph-rsid="0019488b"/>
    </style:style>
    <style:style style:name="P5" style:family="paragraph" style:parent-style-name="Text_20_body" style:list-style-name="L1">
      <style:text-properties officeooo:rsid="0019488b" officeooo:paragraph-rsid="0019488b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officeooo:rsid="0018828f"/>
    </style:style>
    <style:style style:name="T2" style:family="text">
      <style:text-properties officeooo:rsid="0019488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1938726" text:style-name="L1">
        <text:list-item>
          <text:p text:style-name="P1">Navegación y Contenido</text:p>
          <text:list>
            <text:list-item>
              <text:p text:style-name="P3"><text:span text:style-name="T2">Onboarding: Pantalla quue encuentra un usuario al usar la aplicación. <text:s/>Se usan los color característicos de la aplicación.</text:span></text:p>
            </text:list-item>
            <text:list-item>
              <text:p text:style-name="P5">Menu: Se emplea un menu con multiples opciones. Se usan terminos cortos e iconos reconocibles.</text:p>
            </text:list-item>
            <text:list-item>
              <text:p text:style-name="P3">NavBar: <text:span text:style-name="T1">Facilita la</text:span> navegación en todos los dispositivos. </text:p>
            </text:list-item>
            <text:list-item>
              <text:p text:style-name="P3">Hero image + Carousel: Destaca visualmente las <text:span text:style-name="T1">experiencias de nuestros usuarios para captar la atención de los nuevos visitantes y despertar su curiosidad por la ceramica.</text:span></text:p>
            </text:list-item>
            <text:list-item>
              <text:p text:style-name="P3">Search: <text:span text:style-name="T1">Permite a los usuarios buscar productos, eventos y cursos.</text:span> </text:p>
            </text:list-item>
            <text:list-item>
              <text:p text:style-name="P4">Article List <text:span text:style-name="T1">5</text:span>-<text:span text:style-name="T1">7</text:span> Cards Items: <text:span text:style-name="T1">Tendremos tres listados, uno para cursos, otro para productos y otro para eventos que mostraran</text:span> visualmente <text:span text:style-name="T1">los porductos y servicios que ofrecemos</text:span>. </text:p>
            </text:list-item>
          </text:list>
        </text:list-item>
        <text:list-item>
          <text:p text:style-name="P1">Interacción y Acciones de Usuario</text:p>
          <text:list>
            <text:list-item>
              <text:p text:style-name="P2">Wizards: En el registro de usuarios, guía a los usuarios a través del proceso de registro y lo familiariza con la plataforma, lo que mejora la retención y satisfacción del usuario. </text:p>
            </text:list-item>
            <text:list-item>
              <text:p text:style-name="P2">Item details+actions: En la página de detalles de <text:span text:style-name="T1">productos, eventos y cursos</text:span>, proporciona detalles y permite a los usuarios tomar acciones, como <text:span text:style-name="T1">comprar o inscribirse</text:span>. </text:p>
            </text:list-item>
            <text:list-item>
              <text:p text:style-name="P2">Reserva: Para reservar cursos <text:span text:style-name="T1">o eventos</text:span>, facilita la reserva a los usuarios. </text:p>
            </text:list-item>
            <text:list-item>
              <text:p text:style-name="P4"><text:span text:style-name="T2">Shopping cart: Muestra un resumen de los productos seleccionados, incleyendo nombre, imagen y precio. Permite eliminar articulos directamente y muestra claramente el acceso a la pagina de pago.</text:span></text:p>
            </text:list-item>
          </text:list>
        </text:list-item>
        <text:list-item>
          <text:p text:style-name="P1">Comunicación y Retroalimentación</text:p>
          <text:list>
            <text:list-item>
              <text:p text:style-name="P2">Form Input: Permite a los usuarios enviar comentarios de manera sencilla y rápida. </text:p>
            </text:list-item>
            <text:list-item>
              <text:p text:style-name="P1">About: En la pagina "Acerca de nosotros". Proporciona información relevante sobre <text:span text:style-name="T1">nuestro personal, dando una imagen de sofisticación y pasión por nuestro arte</text:span>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2T19:05:04.152626832</meta:creation-date>
    <dc:date>2025-04-29T15:45:50.313906959</dc:date>
    <meta:editing-duration>PT12M2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262" meta:character-count="1657" meta:non-whitespace-character-count="1417"/>
  </office:meta>
</office:document-meta>
</file>